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style:border-line-width-left="0.002cm 0.088cm 0.002cm" style:border-line-width-top="0.002cm 0.088cm 0.002cm" style:border-line-width-bottom="0.002cm 0.088cm 0.002cm" fo:padding="0.097cm" fo:border-left="2.6pt double #000000" fo:border-right="none" fo:border-top="2.6pt double #000000" fo:border-bottom="2.6pt double #000000"/>
    </style:style>
    <style:style style:name="Tabelle1.E1" style:family="table-cell">
      <style:table-cell-properties style:border-line-width="0.002cm 0.088cm 0.002cm" fo:padding="0.097cm" fo:border="2.6pt double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101cm" loext:contextual-spacing="false"/>
    </style:style>
    <style:style style:name="P2" style:family="paragraph" style:parent-style-name="Text_20_body">
      <style:paragraph-properties fo:margin-top="0cm" fo:margin-bottom="0.101cm" loext:contextual-spacing="false"/>
    </style:style>
    <style:style style:name="P3" style:family="paragraph" style:parent-style-name="Table_20_Heading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4" style:family="paragraph" style:parent-style-name="Table_20_Heading">
      <style:text-properties style:font-name="Arial" fo:font-size="10pt" style:font-name-asian="Andale Sans UI" style:font-size-asian="10pt" style:font-name-complex="Tahoma" style:font-size-complex="10pt"/>
    </style:style>
    <style:style style:name="P5" style:family="paragraph" style:parent-style-name="Table_20_Contents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7" style:family="paragraph" style:parent-style-name="Text_20_body">
      <style:paragraph-properties fo:margin-top="0cm" fo:margin-bottom="0.101cm" loext:contextual-spacing="false"/>
    </style:style>
    <style:style style:name="P8" style:family="paragraph" style:parent-style-name="Heading_20_3">
      <style:paragraph-properties fo:margin-top="0cm" fo:margin-bottom="0.101cm" loext:contextual-spacing="false"/>
    </style:style>
    <style:style style:name="P9" style:family="paragraph" style:parent-style-name="Heading_20_3">
      <style:paragraph-properties fo:margin-top="0cm" fo:margin-bottom="0.101cm" loext:contextual-spacing="false" fo:break-before="pag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060d28"/>
    </style:style>
    <style:style style:name="T3" style:family="text">
      <style:text-properties officeooo:rsid="000616f6"/>
    </style:style>
    <style:style style:name="T4" style:family="text">
      <style:text-properties officeooo:rsid="00068d41"/>
    </style:style>
    <style:style style:name="T5" style:family="text">
      <style:text-properties officeooo:rsid="00078b3d"/>
    </style:style>
    <style:style style:name="T6" style:family="text">
      <style:text-properties officeooo:rsid="000a09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Zielbestimmung:</text:h>
      <text:p text:style-name="Standard">Diese Software hilft einer kleinen Müllverbrennungsanlage ihre Tätigkeiten gelagerten Müll zu verwalten (Art, Gewicht), neuen Müll aufzunehmen und Müll zu verbrennen digital zu steuern.</text:p>
      <text:p text:style-name="P1"/>
      <text:h text:style-name="P8" text:outline-level="3">Produkteinsatz:</text:h>
      <text:p text:style-name="Standard">Das Produkt wird sowohl vom Operator der Brennanlagen als auch von den verschiedenen Transportfahrern (i.F. Anlieferer) verwendet.</text:p>
      <text:p text:style-name="P2"/>
      <text:h text:style-name="P8" text:outline-level="3">Produktfunktionen <text:span text:style-name="T1">(nach Wichtigkeit sortiert)</text:span>:</text:h>
      <text:p text:style-name="P2">/LF10/ Speicherung des gelagterten Müll in eine Datenbank</text:p>
      <text:p text:style-name="P2">/<text:span text:style-name="T4">LF15/ Einsicht von gelagertem Müll durch Operator</text:span></text:p>
      <text:p text:style-name="P2">/LF20/ <text:span text:style-name="T2">Ersstellung von Lieferberichten</text:span> einschließlich Loginmöglichkeit für Anlieferer</text:p>
      <text:p text:style-name="P2">/LF30/ Starten und Beenden von Verbrennungen</text:p>
      <text:p text:style-name="P2">/LF40/ Erstellung <text:span text:style-name="T6">und Einsicht </text:span>von Verbrennungsberichten</text:p>
      <text:p text:style-name="P2">/LF50/ Berechnung der Kosten für den Anlieferer und CO2-Kostenberechnung</text:p>
      <text:p text:style-name="P2">/LF60/ Einsicht von Lieferberichten</text:p>
      <text:p text:style-name="P2">/LF70/ Loginmöglichkeit für Operator</text:p>
      <text:h text:style-name="P8" text:outline-level="3"/>
      <text:h text:style-name="P8" text:outline-level="3">Produktdaten <text:span text:style-name="T1">(nach Wichtigkeit sortiert)</text:span>:</text:h>
      <text:p text:style-name="P2">/LD10/ Folgende Daten sind zu jedem gelagterten Müll zu speichern: Typ, Menge</text:p>
      <text:p text:style-name="P2">/LD20/ Folgende Daten sind bei jedem gelieferten Müll zu speichern: Typ, Gewicht, Zeitstempel, Anlieferer-ID, Anlieferer-Kosten</text:p>
      <text:p text:style-name="P2">/LD30/ Folgende Daten sind bei jeder Verbrennung zu speichern: Typ, Menge, CO2-Ausstoß, CO2-Kosten, Zeitstempel</text:p>
      <text:h text:style-name="P8" text:outline-level="3"/>
      <text:h text:style-name="P8" text:outline-level="3">Produktleistungen <text:span text:style-name="T1">(nach Wichtigkeit sortiert)</text:span>:</text:h>
      <text:p text:style-name="P2">/LL10/ <text:s/>Anlieferer können ausschließlich die Funktion /LF20/ nutzen.</text:p>
      <text:p text:style-name="P2">/<text:span text:style-name="T5">LL15/ Nur Operators dürfen die Funktion /LF15/ und /LF40/ nutzen.</text:span></text:p>
      <text:p text:style-name="P2">/LL20/ Nur Anlieferer können die Funktion /LF20/ nutzen.</text:p>
      <text:p text:style-name="P2">/LL30/ Bei Anwendung der Funktionen /LF20/ werden die Daten /LD10/ und /LD20/ aktualisiert.</text:p>
      <text:p text:style-name="P2">/LL30/ Bei Anwendung der Funktionen /LF30/ werden die Daten /LD10/ und /LD30/ aktualisiert.</text:p>
      <text:p text:style-name="P2">(/LL40/ Es wird eine Kostenbilanz aus den Daten /LD20/ und /LD30/ erstellt.)</text:p>
      <text:h text:style-name="P8" text:outline-level="3"/>
      <text:h text:style-name="P8" text:outline-level="3"/>
      <text:h text:style-name="P9" text:outline-level="3">Qualitätsanforderungen:</text:h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3">Produktqualität</text:p>
          </table:table-cell>
          <table:table-cell table:style-name="Tabelle1.A1" office:value-type="string">
            <text:p text:style-name="P4">sehr gut</text:p>
          </table:table-cell>
          <table:table-cell table:style-name="Tabelle1.A1" office:value-type="string">
            <text:p text:style-name="P4">gut</text:p>
          </table:table-cell>
          <table:table-cell table:style-name="Tabelle1.A1" office:value-type="string">
            <text:p text:style-name="P4">normal</text:p>
          </table:table-cell>
          <table:table-cell table:style-name="Tabelle1.E1" office:value-type="string">
            <text:p text:style-name="P4">irrelevant</text:p>
          </table:table-cell>
        </table:table-row>
        <table:table-row>
          <table:table-cell table:style-name="Tabelle1.A2" office:value-type="string">
            <text:p text:style-name="P5">Funktionalitä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Zuverlässigkeit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Benutzbarkeit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Effizienz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Änderbarkei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Portierbarkei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>X</text:p>
          </table:table-cell>
        </table:table-row>
      </table:table>
      <text:p text:style-name="P2">Die Benutzbarkeit der Funktion /LF20/ muss sehr gut sein, damit Anlieferer das Interface intuitiv bedienen können. Die Benutzbarkeit aller übrigen Funktionen muss gut sein, da die geschulten Operatoren das Interface schnell verwenden können sollen.</text:p>
      <text:p text:style-name="P2"/>
      <text:h text:style-name="P8" text:outline-level="3">Ergänzungen:</text:h>
      <text:p text:style-name="P2">Die Dauer einer Verbrennung wird vom Operator entschieden und kann nicht eingegeben werden.</text:p>
      <text:p text:style-name="P2"/>
      <text:h text:style-name="P8" text:outline-level="3">Glossar:</text:h>
      <text:p text:style-name="P2">CO2: Kohlendioxid</text:p>
      <text:p text:style-name="P2">CO2-Ausstoß: Die Menge des entstehenden Gases bei einer Verbrennung</text:p>
      <text:p text:style-name="P2">CO2-Kostenberechnung: Umweltabgaben an den Staat</text:p>
      <text:p text:style-name="P2">Zeitstempel: Ein Datenformat das Datum und Uhrzeit speichert zur Unterscheidung.</text:p>
      <text:p text:style-name="P2">Anlieferer-ID: Eindeutige Identifikationsmöglichkeit für Anlieferer</text:p>
      <text:p text:style-name="P2">Anlieferer-Kosten: Gebühr für angelieferten Müll des Anliefe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1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9M7S</meta:editing-duration>
    <meta:editing-cycles>38</meta:editing-cycles>
    <meta:generator>LibreOffice/4.4.2.2$Windows_x86 LibreOffice_project/c4c7d32d0d49397cad38d62472b0bc8acff48dd6</meta:generator>
    <dc:date>2015-11-18T14:26:17.296000000</dc:date>
    <meta:document-statistic meta:table-count="1" meta:image-count="0" meta:object-count="0" meta:page-count="2" meta:paragraph-count="53" meta:word-count="319" meta:character-count="2526" meta:non-whitespace-character-count="2259"/>
    <meta:user-defined meta:name="Info 1"/>
    <meta:user-defined meta:name="Info 2"/>
    <meta:user-defined meta:name="Info 3"/>
    <meta:user-defined meta:name="Info 4"/>
  </office:meta>
</office:document-meta>
</file>